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8.2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#ffcc00" style:vertical-align="top"/>
      <style:text-properties style:use-window-font-color="true"/>
    </style:style>
    <style:style style:name="ce6" style:family="table-cell" style:parent-style-name="Default">
      <style:table-cell-properties fo:background-color="#ffff99" style:vertical-align="top"/>
    </style:style>
    <style:style style:name="ce7" style:family="table-cell" style:parent-style-name="Default">
      <style:table-cell-properties fo:background-color="#ff6600" style:vertical-align="top"/>
      <style:text-properties fo:color="#ffffff" style:text-line-through-style="none" style:text-line-through-type="none" fo:font-weight="bold" style:font-weight-asian="bold" style:font-weight-complex="bold"/>
    </style:style>
    <style:style style:name="ce8" style:family="table-cell" style:parent-style-name="Default">
      <style:table-cell-properties fo:background-color="#ff6600" style:vertical-align="top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ff6600" style:text-align-source="fix" style:repeat-content="false" style:vertical-align="top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ff99"/>
      <style:text-properties style:font-name="Liberation Sans" style:font-name-asian="Droid Sans Fallback" style:font-name-complex="FreeSans"/>
    </style:style>
    <style:style style:name="ce2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weight="bold" style:font-name-asian="Droid Sans Fallback" style:font-name-complex="FreeSans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3"/>
        <table:table-column table:style-name="co6" table:number-columns-repeated="5" table:default-cell-style-name="ce11"/>
        <table:table-column table:style-name="co7" table:number-columns-repeated="2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number-columns-repeated="1008" table:default-cell-style-name="Default"/>
        <table:table-row table:style-name="ro1">
          <table:table-cell table:style-name="ce1"/>
          <table:table-cell table:style-name="ce9" table:number-columns-repeated="4"/>
          <table:table-cell table:style-name="ce1"/>
          <table:table-cell table:style-name="ce9" table:number-columns-repeated="7"/>
          <table:table-cell table:style-name="ce16"/>
          <table:table-cell table:style-name="ce16" office:value-type="string" calcext:value-type="string">
            <text:p>Shall we add the Fks?</text:p>
            <text:p>Sync process could fail because</text:p>
            <text:p>Dependants without master</text:p>
          </table:table-cell>
          <table:table-cell table:style-name="ce16" table:number-columns-repeated="1008"/>
        </table:table-row>
        <table:table-row table:style-name="ro2">
          <table:table-cell table:style-name="ce1"/>
          <table:table-cell table:style-name="ce9" table:number-columns-repeated="4"/>
          <table:table-cell table:style-name="ce1"/>
          <table:table-cell table:style-name="ce14" office:value-type="string" calcext:value-type="string" table:number-columns-spanned="2" table:number-rows-spanned="1">
            <text:p>Central</text:p>
          </table:table-cell>
          <table:covered-table-cell table:style-name="ce9"/>
          <table:table-cell table:style-name="ce9"/>
          <table:table-cell table:style-name="ce14" office:value-type="string" calcext:value-type="string" table:number-columns-spanned="2" table:number-rows-spanned="1">
            <text:p>Remote</text:p>
          </table:table-cell>
          <table:covered-table-cell table:style-name="ce9"/>
          <table:table-cell table:style-name="ce9" table:number-columns-repeated="2"/>
          <table:table-cell table:style-name="ce16" table:number-columns-repeated="1010"/>
        </table:table-row>
        <table:table-row table:style-name="ro3">
          <table:table-cell table:style-name="ce2" office:value-type="string" calcext:value-type="string">
            <text:p>table_name</text:p>
          </table:table-cell>
          <table:table-cell table:style-name="ce10" office:value-type="string" calcext:value-type="string">
            <text:p>modify date</text:p>
            <text:p>Column?</text:p>
          </table:table-cell>
          <table:table-cell table:style-name="ce10" office:value-type="string" calcext:value-type="string">
            <text:p>Modify date</text:p>
            <text:p>Type</text:p>
          </table:table-cell>
          <table:table-cell table:style-name="ce10" office:value-type="string" calcext:value-type="string">
            <text:p>add date</text:p>
            <text:p>Column?</text:p>
          </table:table-cell>
          <table:table-cell table:style-name="ce10" office:value-type="string" calcext:value-type="string">
            <text:p>add date</text:p>
            <text:p>Type</text:p>
          </table:table-cell>
          <table:table-cell table:style-name="ce2"/>
          <table:table-cell table:style-name="ce10" office:value-type="string" calcext:value-type="string">
            <office:annotation draw:style-name="gr1" draw:text-style-name="P1" svg:width="2.899cm" svg:height="0.596cm" svg:x="16.187cm" svg:y="0.188cm" draw:caption-point-x="-0.61cm" draw:caption-point-y="1.51cm">
              <dc:date>2015-04-01T00:00:00</dc:date>
              <text:p text:style-name="P1">Send to remote?</text:p>
            </office:annotation>
            <text:p>out</text:p>
          </table:table-cell>
          <table:table-cell table:style-name="ce10" office:value-type="string" calcext:value-type="string">
            <office:annotation draw:style-name="gr1" draw:text-style-name="P1" svg:width="2.899cm" svg:height="0.991cm" svg:x="17.438cm" svg:y="0.188cm" draw:caption-point-x="-0.61cm" draw:caption-point-y="1.51cm">
              <dc:date>2015-04-01T00:00:00</dc:date>
              <text:p text:style-name="P1">Receive from remote?</text:p>
            </office:annotation>
            <text:p>in</text:p>
          </table:table-cell>
          <table:table-cell table:style-name="ce10"/>
          <table:table-cell table:style-name="ce10" office:value-type="string" calcext:value-type="string">
            <office:annotation draw:style-name="gr1" draw:text-style-name="P1" svg:width="2.899cm" svg:height="0.596cm" svg:x="19.939cm" svg:y="0.188cm" draw:caption-point-x="-0.61cm" draw:caption-point-y="1.51cm">
              <dc:date>2015-04-01T00:00:00</dc:date>
              <text:p text:style-name="P1">Send to central?</text:p>
            </office:annotation>
            <text:p>out</text:p>
          </table:table-cell>
          <table:table-cell table:style-name="ce10" office:value-type="string" calcext:value-type="string">
            <office:annotation draw:style-name="gr1" draw:text-style-name="P1" svg:width="2.899cm" svg:height="0.991cm" svg:x="21.189cm" svg:y="0.188cm" draw:caption-point-x="-0.61cm" draw:caption-point-y="1.51cm">
              <dc:date>2015-04-01T00:00:00</dc:date>
              <text:p text:style-name="P1">Receive from central?</text:p>
            </office:annotation>
            <text:p>in</text:p>
          </table:table-cell>
          <table:table-cell table:style-name="ce10"/>
          <table:table-cell table:style-name="ce10" office:value-type="string" calcext:value-type="string">
            <text:p>Sync</text:p>
            <text:p>Order</text:p>
          </table:table-cell>
          <table:table-cell table:style-name="ce17"/>
          <table:table-cell table:style-name="ce17" office:value-type="string" calcext:value-type="string">
            <text:p>Comments</text:p>
          </table:table-cell>
          <table:table-cell table:style-name="ce17" table:number-columns-repeated="1008"/>
        </table:table-row>
        <table:table-row table:style-name="ro2">
          <table:table-cell office:value-type="string" calcext:value-type="string">
            <text:p>admin_logi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untr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18"/>
          <table:table-cell table:number-columns-repeated="1008"/>
        </table:table-row>
        <table:table-row table:style-name="ro3">
          <table:table-cell office:value-type="string" calcext:value-type="string">
            <text:p>designation_gra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number-columns-repeated="2" table:style-name="ce15" office:value-type="string" calcext:value-type="string">
            <text:p>?</text:p>
          </table:table-cell>
          <table:table-cell table:style-name="ce13"/>
          <table:table-cell table:number-columns-repeated="2" table:style-name="ce15" office:value-type="string" calcext:value-type="string">
            <text:p>?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Should have a FK on designation_master_id to designation_master</text:p>
            <text:p>What is the use of this table?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signation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number-columns-repeated="2" table:style-name="ce15" office:value-type="string" calcext:value-type="string">
            <text:p>?</text:p>
          </table:table-cell>
          <table:table-cell table:style-name="ce13"/>
          <table:table-cell table:number-columns-repeated="2" table:style-name="ce15" office:value-type="string" calcext:value-type="string">
            <text:p>?</text:p>
          </table:table-cell>
          <table:table-cell table:style-name="ce13" table:number-columns-repeated="2"/>
          <table:table-cell/>
          <table:table-cell table:style-name="ce20" office:value-type="string" calcext:value-type="string">
            <text:p>What is the use of this table?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device_mast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number-columns-repeated="2" table:style-name="ce15" office:value-type="string" calcext:value-type="string">
            <text:p>?</text:p>
          </table:table-cell>
          <table:table-cell table:style-name="ce13"/>
          <table:table-cell table:number-columns-repeated="2" table:style-name="ce15" office:value-type="string" calcext:value-type="string">
            <text:p>?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What is the use of this table?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enrollment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number-columns-repeated="2" table:style-name="ce15" office:value-type="string" calcext:value-type="string">
            <text:p>?</text:p>
          </table:table-cell>
          <table:table-cell table:style-name="ce13"/>
          <table:table-cell table:number-columns-repeated="2" table:style-name="ce15" office:value-type="string" calcext:value-type="string">
            <text:p>?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<text:span text:style-name="T1">What is the use of this table?</text:span></text:p>
            <text:p>Should have a FK on surver_master_id to survey_master</text:p>
            <text:p>What are this columns? Are they FK also?:</text:p>
            <text:p>Enrollment_surveyor_master_id</text:p>
            <text:p>dropout__surveyor_master_id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orm_data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3" table:number-columns-repeated="2"/>
          <table:table-cell/>
          <table:table-cell office:value-type="string" calcext:value-type="string">
            <text:p>Actual answers.</text:p>
            <text:p><text:span text:style-name="T2">Should have several Fks</text:span>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orm_lab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office:value-type="string" calcext:value-type="string">
            <text:p>Should have a FK on form_master_id to form_master</text:p>
            <text:p>primary_label_id?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rm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5" office:value-type="string" calcext:value-type="string">
            <office:annotation draw:style-name="gr3" draw:text-style-name="P1" svg:width="6.15cm" svg:height="2.6cm" svg:x="5.972cm" svg:y="7.838cm" draw:caption-point-x="-0.61cm" draw:caption-point-y="1.51cm">
              <dc:date>2015-04-01T00:00:00</dc:date>
              <text:p text:style-name="P1"/>
              <text:p text:style-name="P1">Note that to this table there are some media files to take in account: question_image, question_audio, question_video.</text:p>
            </office:annotation>
            <text:p>form_question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3" table:number-columns-repeated="2"/>
          <table:table-cell/>
          <table:table-cell office:value-type="string" calcext:value-type="string">
            <text:p>Should have a FK on form_master_id to form_master</text:p>
            <text:p><text:span text:style-name="T1">Should have a FK on form_label_id to form_label</text:span>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orm_question_op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office:value-type="string" calcext:value-type="string">
            <text:p>Should have a FK on form_master_id to form_master</text:p>
            <text:p><text:span text:style-name="T1">Should have a FK on question_master_id to form_question_master</text:span>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rm_session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table:style-name="ce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21" office:value-type="string" calcext:value-type="string">
            <text:p>Should have several Fks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orm_skip_condi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office:value-type="string" calcext:value-type="string">
            <text:p>Should have a FK on form_master_id to form_master</text:p>
            <text:p><text:span text:style-name="T1">Should have FKS on xxxx_question_id to form_question_master</text:span>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rm_sub_skip_condi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22" office:value-type="string" calcext:value-type="string">
            <text:p>Should have a FK on skip_master_id to form_question_mast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geo_list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22" office:value-type="string" calcext:value-type="string">
            <text:p>Should have a FK on country_id to country</text:p>
            <text:p>Should have a FK on state_id to states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geo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Only surveyors can add new entries?</text:p>
            <text:p><text:span text:style-name="T3">Should have several Fks</text:span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office:annotation draw:style-name="gr1" draw:text-style-name="P1" svg:width="2.899cm" svg:height="0.991cm" svg:x="5.972cm" svg:y="12.948cm" draw:caption-point-x="-0.61cm" draw:caption-point-y="1.51cm">
              <dc:date>2015-04-01T00:00:00</dc:date>
              <text:p text:style-name="P1">Media file: photo_name</text:p>
            </office:annotation>
            <text:p>geo_phot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Only surveyors can add new entries?</text:p>
            <text:p>Shoud have a FK on geo_master_id to geo_mast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eo_structure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22" office:value-type="string" calcext:value-type="string">
            <text:p>Shoud have a FK on geo_list_master_id to geo_list_mast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eographical_construction_t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geographical_function_t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geographical_statu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geographical_sub_function_t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table:style-name="ce6" office:value-type="string" calcext:value-type="string">
            <text:p>group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5" table:number-columns-repeated="2"/>
          <table:table-cell table:style-name="ce13"/>
          <table:table-cell table:style-name="ce15" table:number-columns-repeated="2"/>
          <table:table-cell table:style-name="ce13" table:number-columns-repeated="2"/>
          <table:table-cell table:number-columns-repeated="1010"/>
        </table:table-row>
        <table:table-row table:style-name="ro2">
          <table:table-cell table:style-name="ce6" office:value-type="string" calcext:value-type="string">
            <text:p>group_respo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5" table:number-columns-repeated="2"/>
          <table:table-cell table:style-name="ce13"/>
          <table:table-cell table:style-name="ce15" table:number-columns-repeated="2"/>
          <table:table-cell table:style-name="ce1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language_key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language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language_str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21" office:value-type="string" calcext:value-type="string">
            <text:p>Should have several Fk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rital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occupation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other_respondent</text:p>
          </table:table-cell>
          <table:table-cell office:value-type="string" calcext:value-type="string">
            <text:p>Y</text:p>
          </table:table-cell>
          <table:table-cell table:style-name="ce12" office:value-type="string" calcext:value-type="string">
            <text:p>varchar</text:p>
          </table:table-cell>
          <table:table-cell office:value-type="string" calcext:value-type="string">
            <text:p>Y</text:p>
          </table:table-cell>
          <table:table-cell table:style-name="ce12" office:value-type="string" calcext:value-type="string">
            <text:p>varchar</text:p>
          </table:table-cell>
          <table:table-cell table:style-name="ce4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/>
          <table:table-cell office:value-type="string" calcext:value-type="string">
            <text:p>Primary key is INT not varchar(14)</text:p>
            <text:p>Should have a FK on form_session_id to form_session_i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lationship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respondent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21" office:value-type="string" calcext:value-type="string">
            <text:p>Should have several Fks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office:annotation draw:style-name="gr1" draw:text-style-name="P1" svg:width="2.899cm" svg:height="0.991cm" svg:x="5.972cm" svg:y="20.952cm" draw:caption-point-x="-0.61cm" draw:caption-point-y="1.51cm">
              <dc:date>2015-04-01T00:00:00</dc:date>
              <text:p text:style-name="P1">Media file: photo_name</text:p>
            </office:annotation>
            <text:p>respondent_phot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Only surveyors can add new entries?</text:p>
            <text:p><text:span text:style-name="T3">Should have several Fks</text:span>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respondent_re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Only surveyors can add new entries?</text:p>
            <text:p><text:span text:style-name="T3">Should have several Fks</text:span>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le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table:style-name="ce7" office:value-type="string" calcext:value-type="string">
            <office:annotation draw:style-name="gr1" draw:text-style-name="P1" svg:width="2.899cm" svg:height="2.176cm" svg:x="5.972cm" svg:y="23.086cm" draw:caption-point-x="-0.61cm" draw:caption-point-y="1.51cm">
              <dc:date>2015-04-01T00:00:00</dc:date>
              <text:p text:style-name="P1">What is the use?</text:p>
              <text:list text:style-name="">
                <text:list-item>
                  <text:p text:style-name="P1">Sync as defined now (2015.04.01) don't need it</text:p>
                </text:list-item>
              </text:list>
            </office:annotation>
            <text:p>server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table:number-columns-repeated="6"/>
          <table:table-cell table:style-name="ce13" table:number-columns-repeated="2"/>
          <table:table-cell/>
          <table:table-cell office:value-type="string" calcext:value-type="string">
            <text:p>Not used for sync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at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survey_geo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3"/>
          <table:table-cell table:number-columns-repeated="2" table:style-name="ce15"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In which tier is modifidied this table?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urvey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Only central should modify this table?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survey_role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Only central should modify this table?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surveyor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Only central should modify this table?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surveyor_ro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3" table:number-columns-repeated="2"/>
          <table:table-cell/>
          <table:table-cell table:style-name="ce19" office:value-type="string" calcext:value-type="string">
            <text:p>Only central should modify this table?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urveyor_study_geograph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table:number-columns-repeated="6"/>
          <table:table-cell table:style-name="ce13" table:number-columns-repeated="2"/>
          <table:table-cell table:number-columns-repeated="1010"/>
        </table:table-row>
        <table:table-row table:style-name="ro2">
          <table:table-cell table:style-name="ce6" office:value-type="string" calcext:value-type="string">
            <text:p>surveyor_survey_geo_ele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table:number-columns-repeated="6"/>
          <table:table-cell table:style-name="ce13" table:number-columns-repeated="2"/>
          <table:table-cell table:number-columns-repeated="1010"/>
        </table:table-row>
        <table:table-row table:style-name="ro2">
          <table:table-cell table:style-name="ce8" office:value-type="string" calcext:value-type="string">
            <text:p>sync_backup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  <table:table-cell table:style-name="ce13" table:number-columns-repeated="2"/>
          <table:table-cell/>
          <table:table-cell table:style-name="ce19" office:value-type="string" calcext:value-type="string">
            <text:p>What tier modifies this table?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ync_contro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13" table:number-columns-repeated="2"/>
          <table:table-cell/>
          <table:table-cell office:value-type="string" calcext:value-type="string">
            <text:p>Sync control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ync_tabl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13" table:number-columns-repeated="2"/>
          <table:table-cell/>
          <table:table-cell office:value-type="string" calcext:value-type="string">
            <text:p>Sync control</text:p>
          </table:table-cell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ce13" table:number-columns-repeated="2"/>
          <table:table-cell table:number-columns-repeated="1010"/>
        </table:table-row>
        <table:table-row table:style-name="ro2" table:number-rows-repeated="104852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:Sheet1.E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2:37:07.920748269</dc:date>
    <meta:generator>LibreOffice/4.2.7.2$Linux_X86_64 LibreOffice_project/420m0$Build-2</meta:generator>
    <meta:editing-duration>PT1H38S</meta:editing-duration>
    <meta:editing-cycles>12</meta:editing-cycles>
    <meta:document-statistic meta:table-count="1" meta:cell-count="432" meta:object-count="0"/>
  </office:meta>
</office:document-meta>
</file>